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072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492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32.652pt" style:use-optimal-column-width="true"/>
    </style:style>
    <style:style style:name="ACOL-24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6" table:number-columns-repeated="64"/>
        <table:table-column table:style-name="ACOL-0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5">
            <text:p>9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70">
            <text:p>7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2">
            <text:p>9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2">
            <text:p>9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3">
            <text:p>8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89">
            <text:p>8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power transformer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8570000000000004">
            <text:p>0.8857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83560000000000001">
            <text:p>0.8356</text:p>
          </table:table-cell>
          <table:table-cell table:style-name="ACE-4" office:value-type="float" office:value="0.66559999999999997">
            <text:p>0.6656</text:p>
          </table:table-cell>
          <table:table-cell table:style-name="ACE-4" office:value-type="float" office:value="0.63790000000000002">
            <text:p>0.6379</text:p>
          </table:table-cell>
          <table:table-cell table:style-name="ACE-4" office:value-type="float" office:value="0.156">
            <text:p>0.156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97">
            <text:p>9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68">
            <text:p>6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7849999999999995">
            <text:p>0.8785</text:p>
          </table:table-cell>
          <table:table-cell table:style-name="ACE-4" office:value-type="float" office:value="0.8468">
            <text:p>0.846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6320000000000001">
            <text:p>0.6632</text:p>
          </table:table-cell>
          <table:table-cell table:style-name="ACE-4" office:value-type="float" office:value="0.63119999999999998">
            <text:p>0.6312</text:p>
          </table:table-cell>
          <table:table-cell table:style-name="ACE-4" office:value-type="float" office:value="0.14219999999999999">
            <text:p>0.1422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347">
            <text:p>0.834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5569999999999995">
            <text:p>0.6557</text:p>
          </table:table-cell>
          <table:table-cell table:style-name="ACE-1" office:value-type="float" office:value="0.6129">
            <text:p>0.6129</text:p>
          </table:table-cell>
          <table:table-cell table:style-name="ACE-1" office:value-type="float" office:value="0.14419999999999999">
            <text:p>0.1442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rf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0.59640000000000004">
            <text:p>0.5964</text:p>
          </table:table-cell>
          <table:table-cell table:style-name="ACE-4" office:value-type="float" office:value="0.1071">
            <text:p>0.1071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gbc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478">
            <text:p>0.8478</text:p>
          </table:table-cell>
          <table:table-cell table:style-name="ACE-6" office:value-type="float" office:value="0.82679999999999998">
            <text:p>0.8268</text:p>
          </table:table-cell>
          <table:table-cell table:style-name="ACE-6" office:value-type="float" office:value="0.94589999999999996">
            <text:p>0.9459</text:p>
          </table:table-cell>
          <table:table-cell table:style-name="ACE-6" office:value-type="float" office:value="0.6986">
            <text:p>0.6986</text:p>
          </table:table-cell>
          <table:table-cell table:style-name="ACE-6" office:value-type="float" office:value="0.68200000000000005">
            <text:p>0.682</text:p>
          </table:table-cell>
          <table:table-cell table:style-name="ACE-6" office:value-type="float" office:value="0.63619999999999999">
            <text:p>0.6362</text:p>
          </table:table-cell>
          <table:table-cell table:style-name="ACE-6" office:value-type="float" office:value="0.15010000000000001">
            <text:p>0.1501</text:p>
          </table:table-cell>
          <table:table-cell table:style-name="ACE-6" office:value-type="float" office:value="0.68600000000000005">
            <text:p>0.68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b2f2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2640000000000002">
            <text:p>0.8264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1230000000000004">
            <text:p>0.7123</text:p>
          </table:table-cell>
          <table:table-cell table:style-name="ACE-1" office:value-type="float" office:value="0.63219999999999998">
            <text:p>0.6322</text:p>
          </table:table-cell>
          <table:table-cell table:style-name="ACE-1" office:value-type="float" office:value="0.57909999999999995">
            <text:p>0.579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1a875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2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4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4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7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3" gnm:cursor-row="57">
          <gnm:selection gnm:start-col="13" gnm:start-row="57" gnm:end-col="13" gnm:end-row="5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23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24"/>
        <table:table-column table:default-cell-style-name="ACE-11" table:style-name="ACOL-13"/>
        <table:table-column table:default-cell-style-name="ACE-11" table:style-name="ACOL-17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 table:number-columns-repeated="2"/>
        <table:table-column table:default-cell-style-name="ACE-11" table:style-name="ACOL-17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9:43:37Z</dc:date>
    <meta:editing-cycles>61</meta:editing-cycles>
    <meta:editing-duration>P1DT2H39M15S</meta:editing-duration>
    <meta:generator>gnumeric/1.12.46</meta:generator>
  </office:meta>
</office:document-meta>
</file>